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e51c" officeooo:paragraph-rsid="000fe5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Nandor</text:p>
      <text:p text:style-name="P1">mjn18 </text:p>
      <text:p text:style-name="P1">Problem Set 8</text:p>
      <text:p text:style-name="P1"/>
      <text:p text:style-name="P1"/>
      <text:p text:style-name="P1"/>
      <text:p text:style-name="P1"/>
      <text:p text:style-name="P1"/>
      <text:p text:style-name="P1"><text:tab/>This problem set involved identifying a bad part, and disposing of it, before disposing of all parts in the current bin. <text:s/>To accomplish this, two cameras were utilized, the box inspection camera (which would return an array of all items within the box), and the newly utilized quality control camera (which would return the location of any bad parts). <text:s/>The quality control camera is limited in two aspects – first, it does not return the model type of the bad part, only the location. <text:s/>Second, the QC camera only returns the location of the part in the camera coordinate system. <text:s/>Luckily, it also publishes it’s own location, so a coordinate transformation can be performed to give the bad part coordinates in world coordinates.</text:p>
      <text:p text:style-name="P1"/>
      <text:p text:style-name="P1"><text:tab/>The QC camera callback simply listens to the broadcast of the camera, and translates its message into 2 global pose variables – the part location and the camera location. <text:s/>These poses are transformed into Eigen Affine3d types and multiplied to complete the coordinate transformation. <text:s/>After coordinate transformation, the bad part is identified by computing and identifying the minimum linear X,Y distance between bad part coordinates and the bin part components.</text:p>
      <text:p text:style-name="P1"><text:tab/></text:p>
      <text:p text:style-name="P1"><text:tab/>Finally, the robot is told to discard the bad part (the piston), and after that told to empty the bin of all contents. <text:s/>This is easily accomplished with a few lines of code, with the path planning and execution happening behind the scen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6:12:14.865014931</meta:creation-date>
    <dc:date>2018-12-09T16:36:41.815332603</dc:date>
    <meta:editing-duration>PT14M16S</meta:editing-duration>
    <meta:editing-cycles>1</meta:editing-cycles>
    <meta:document-statistic meta:table-count="0" meta:image-count="0" meta:object-count="0" meta:page-count="1" meta:paragraph-count="7" meta:word-count="240" meta:character-count="1466" meta:non-whitespace-character-count="1216"/>
    <meta:generator>LibreOffice/5.1.6.2$Linux_X86_64 LibreOffice_project/10m0$Build-2</meta:generator>
  </office:meta>
</office:document-meta>
</file>